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5.7cm" table:align="margins" style:shadow="none" style:may-break-between-rows="true" table:border-model="collapsing"/>
    </style:style>
    <style:style style:name="Tableau1.A" style:family="table-column">
      <style:table-column-properties style:column-width="3.302cm" style:rel-column-width="1872*"/>
    </style:style>
    <style:style style:name="Tableau1.B" style:family="table-column">
      <style:table-column-properties style:column-width="5.588cm" style:rel-column-width="3168*"/>
    </style:style>
    <style:style style:name="Tableau1.C" style:family="table-column">
      <style:table-column-properties style:column-width="1.503cm" style:rel-column-width="852*"/>
    </style:style>
    <style:style style:name="Tableau1.D" style:family="table-column">
      <style:table-column-properties style:column-width="1.905cm" style:rel-column-width="1080*"/>
    </style:style>
    <style:style style:name="Tableau1.F" style:family="table-column">
      <style:table-column-properties style:column-width="1.693cm" style:rel-column-width="960*"/>
    </style:style>
    <style:style style:name="Tableau1.G" style:family="table-column">
      <style:table-column-properties style:column-width="9.804cm" style:rel-column-width="5558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G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G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G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G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G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G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G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G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G1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G1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f1229" officeooo:paragraph-rsid="000f1229"/>
    </style:style>
    <style:style style:name="P2" style:family="paragraph" style:parent-style-name="Standard">
      <style:paragraph-properties fo:text-align="center" style:justify-single-word="false"/>
      <style:text-properties officeooo:rsid="000f1229" officeooo:paragraph-rsid="000f1229"/>
    </style:style>
    <style:style style:name="P3" style:family="paragraph" style:parent-style-name="Standard">
      <style:paragraph-properties fo:text-align="start" style:justify-single-word="false"/>
      <style:text-properties officeooo:rsid="000f1229" officeooo:paragraph-rsid="000f1229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1229" officeooo:paragraph-rsid="000f12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5c02" officeooo:paragraph-rsid="000f5c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f1229" officeooo:paragraph-rsid="000f122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f5c02" officeooo:paragraph-rsid="000f5c0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f5c02" officeooo:paragraph-rsid="000f5c0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f5c02" officeooo:paragraph-rsid="000f5c0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fa10d" officeooo:paragraph-rsid="000fa10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0cf26" officeooo:paragraph-rsid="0010cf2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0cf26" officeooo:paragraph-rsid="0010cf2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1ab46" officeooo:paragraph-rsid="0011ab4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1ab46" officeooo:paragraph-rsid="0011ab4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" style:family="text">
      <style:text-properties officeooo:rsid="000f5c02"/>
    </style:style>
    <style:style style:name="T2" style:family="text">
      <style:text-properties officeooo:rsid="0010cf26"/>
    </style:style>
    <style:style style:name="T3" style:family="text">
      <style:text-properties officeooo:rsid="0011ab46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Tableau initialisé le 29/09/2022 à 18:35</text:p>
      <text:p text:style-name="P2"/>
      <text:p text:style-name="P2"/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column table:style-name="Tableau1.F"/>
        <table:table-column table:style-name="Tableau1.G"/>
        <table:table-row table:style-name="Tableau1.1">
          <table:table-cell table:style-name="Tableau1.A1" office:value-type="string">
            <text:p text:style-name="P4">Date &amp; heure</text:p>
          </table:table-cell>
          <table:table-cell table:style-name="Tableau1.A1" office:value-type="string">
            <text:p text:style-name="P6">Instrument</text:p>
          </table:table-cell>
          <table:table-cell table:style-name="Tableau1.A1" office:value-type="string">
            <text:p text:style-name="P6">Qte</text:p>
          </table:table-cell>
          <table:table-cell table:style-name="Tableau1.A1" office:value-type="string">
            <text:p text:style-name="P6">PrixA<text:span text:style-name="T2">ct</text:span></text:p>
          </table:table-cell>
          <table:table-cell table:style-name="Tableau1.A1" office:value-type="string">
            <text:p text:style-name="P6">P<text:span text:style-name="T1">RU</text:span></text:p>
          </table:table-cell>
          <table:table-cell table:style-name="Tableau1.A1" office:value-type="string">
            <text:p text:style-name="P7">Val</text:p>
          </table:table-cell>
          <table:table-cell table:style-name="Tableau1.G1" office:value-type="string">
            <text:p text:style-name="P6">Observations</text:p>
          </table:table-cell>
        </table:table-row>
        <table:table-row table:style-name="TableLine62514752">
          <table:table-cell table:style-name="Tableau1.A2" office:value-type="string">
            <text:p text:style-name="P8">20220929 18:40</text:p>
          </table:table-cell>
          <table:table-cell table:style-name="Tableau1.A2" office:value-type="string">
            <text:p text:style-name="P8">AIR-FRANCE KLM</text:p>
          </table:table-cell>
          <table:table-cell table:style-name="Tableau1.A2" office:value-type="string">
            <text:p text:style-name="P9">45</text:p>
          </table:table-cell>
          <table:table-cell table:style-name="Tableau1.A2" office:value-type="string">
            <text:p text:style-name="P9">1,2800</text:p>
          </table:table-cell>
          <table:table-cell table:style-name="Tableau1.A2" office:value-type="string">
            <text:p text:style-name="P9">4,52488</text:p>
          </table:table-cell>
          <table:table-cell table:style-name="Tableau1.F2" table:formula="ooow:&lt;C2&gt;*(&lt;D2&gt;-&lt;E2&gt;)" office:value-type="float" office:value="-146.0196">
            <text:p text:style-name="P9">-146,02</text:p>
          </table:table-cell>
          <table:table-cell table:style-name="Tableau1.G2" office:value-type="string">
            <text:p text:style-name="P11">Renfort au-dessus de 1,9561</text:p>
          </table:table-cell>
        </table:table-row>
        <table:table-row table:style-name="TableLine62514752">
          <table:table-cell table:style-name="Tableau1.A2" office:value-type="string">
            <text:p text:style-name="P14">20220929 18:40</text:p>
          </table:table-cell>
          <table:table-cell table:style-name="Tableau1.A2" office:value-type="string">
            <text:p text:style-name="P12">SGE PERP CAC40 (SHR7S)</text:p>
          </table:table-cell>
          <table:table-cell table:style-name="Tableau1.A2" office:value-type="string">
            <text:p text:style-name="P13">3400</text:p>
          </table:table-cell>
          <table:table-cell table:style-name="Tableau1.A2" office:value-type="string">
            <text:p text:style-name="P13">0,1513</text:p>
          </table:table-cell>
          <table:table-cell table:style-name="Tableau1.A2" office:value-type="string">
            <text:p text:style-name="P13">0,26978</text:p>
          </table:table-cell>
          <table:table-cell table:style-name="Tableau1.F2" table:formula="ooow:&lt;C3&gt;*(&lt;D3&gt;-&lt;E3&gt;)" office:value-type="float" office:value="-402.832">
            <text:p text:style-name="P9">-402,83</text:p>
          </table:table-cell>
          <table:table-cell table:style-name="Tableau1.G3" office:value-type="string">
            <text:p text:style-name="P12">Vente de 1400 à 0,20 si au-dessus du KIJUN <text:s/>et &gt; 5826</text:p>
          </table:table-cell>
        </table:table-row>
        <table:table-row table:style-name="TableLine62514752">
          <table:table-cell table:style-name="Tableau1.A2" office:value-type="string">
            <text:p text:style-name="P14">20220929 18:40</text:p>
          </table:table-cell>
          <table:table-cell table:style-name="Tableau1.A2" office:value-type="string">
            <text:p text:style-name="P12">SGE PERP CAC40 (<text:span text:style-name="T3">LR15S</text:span>)</text:p>
          </table:table-cell>
          <table:table-cell table:style-name="Tableau1.A2" office:value-type="string">
            <text:p text:style-name="P15">8000</text:p>
          </table:table-cell>
          <table:table-cell table:style-name="Tableau1.A2" office:value-type="string">
            <text:p text:style-name="P15">0,0066</text:p>
          </table:table-cell>
          <table:table-cell table:style-name="Tableau1.A2" office:value-type="string">
            <text:p text:style-name="P15">0,01848</text:p>
          </table:table-cell>
          <table:table-cell table:style-name="Tableau1.F2" table:formula="ooow:&lt;C4&gt;*(&lt;D4&gt;-&lt;E4&gt;)" office:value-type="float" office:value="-95.04">
            <text:p text:style-name="P9">-95,04</text:p>
          </table:table-cell>
          <table:table-cell table:style-name="Tableau1.G4" office:value-type="string">
            <text:p text:style-name="P14">Vente de 4000 à 0,015</text:p>
            <text:p text:style-name="P14">Vente de 2000 à 0,061</text:p>
            <text:p text:style-name="P14">Achat de 4000 à 0,004 si au-dessus de KIJUN et &gt; 5826</text:p>
          </table:table-cell>
        </table:table-row>
        <table:table-row table:style-name="Tableau1.1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</table:table-cell>
          <table:table-cell table:style-name="Tableau1.F2" table:formula="ooow:&lt;C5&gt;*(&lt;D5&gt;-&lt;E5&gt;)" office:value-type="float" office:value="0">
            <text:p text:style-name="P9">0</text:p>
          </table:table-cell>
          <table:table-cell table:style-name="Tableau1.G5" office:value-type="string">
            <text:p text:style-name="P10"/>
          </table:table-cell>
        </table:table-row>
        <table:table-row table:style-name="TableLine62514752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</table:table-cell>
          <table:table-cell table:style-name="Tableau1.F2" table:formula="ooow:&lt;C6&gt;*(&lt;D6&gt;-&lt;E6&gt;)" office:value-type="float" office:value="0">
            <text:p text:style-name="P9">0</text:p>
          </table:table-cell>
          <table:table-cell table:style-name="Tableau1.G6" office:value-type="string">
            <text:p text:style-name="P10"/>
          </table:table-cell>
        </table:table-row>
        <table:table-row table:style-name="TableLine62514752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</table:table-cell>
          <table:table-cell table:style-name="Tableau1.F2" table:formula="ooow:&lt;C7&gt;*(&lt;D7&gt;-&lt;E7&gt;)" office:value-type="float" office:value="0">
            <text:p text:style-name="P9">0</text:p>
          </table:table-cell>
          <table:table-cell table:style-name="Tableau1.G7" office:value-type="string">
            <text:p text:style-name="P10"/>
          </table:table-cell>
        </table:table-row>
        <table:table-row table:style-name="TableLine62514752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</table:table-cell>
          <table:table-cell table:style-name="Tableau1.F2" table:formula="ooow:&lt;C8&gt;*(&lt;D8&gt;-&lt;E8&gt;)" office:value-type="float" office:value="0">
            <text:p text:style-name="P9">0</text:p>
          </table:table-cell>
          <table:table-cell table:style-name="Tableau1.G8" office:value-type="string">
            <text:p text:style-name="P10"/>
          </table:table-cell>
        </table:table-row>
        <table:table-row table:style-name="TableLine62514752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</table:table-cell>
          <table:table-cell table:style-name="Tableau1.F2" table:formula="ooow:&lt;C9&gt;*(&lt;D9&gt;-&lt;E9&gt;)" office:value-type="float" office:value="0">
            <text:p text:style-name="P9">0</text:p>
          </table:table-cell>
          <table:table-cell table:style-name="Tableau1.G9" office:value-type="string">
            <text:p text:style-name="P10"/>
          </table:table-cell>
        </table:table-row>
        <table:table-row table:style-name="TableLine62514752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</table:table-cell>
          <table:table-cell table:style-name="Tableau1.F2" table:formula="ooow:&lt;C10&gt;*(&lt;D10&gt;-&lt;E10&gt;)" office:value-type="float" office:value="0">
            <text:p text:style-name="P9">0</text:p>
          </table:table-cell>
          <table:table-cell table:style-name="Tableau1.G10" office:value-type="string">
            <text:p text:style-name="P10"/>
          </table:table-cell>
        </table:table-row>
        <table:table-row table:style-name="Tableau1.1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</table:table-cell>
          <table:table-cell table:style-name="Tableau1.F2" table:formula="ooow:&lt;C11&gt;*(&lt;D11&gt;-&lt;E11&gt;)" office:value-type="float" office:value="0">
            <text:p text:style-name="P9">0</text:p>
          </table:table-cell>
          <table:table-cell table:style-name="Tableau1.G11" office:value-type="string">
            <text:p text:style-name="P10"/>
          </table:table-cell>
        </table:table-row>
        <table:table-row table:style-name="TableLine62514752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</table:table-cell>
          <table:table-cell table:style-name="Tableau1.F2" table:formula="ooow:sum &lt;F2:F11&gt;" office:value-type="float" office:value="-643.8916">
            <text:p text:style-name="P9">-643,89</text:p>
          </table:table-cell>
          <table:table-cell table:style-name="Tableau1.G12" office:value-type="string">
            <text:p text:style-name="P10"/>
          </table:table-cell>
        </table:table-row>
      </table:table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8:34:44.334704233</meta:creation-date>
    <dc:date>2022-09-29T19:10:46.514774635</dc:date>
    <meta:editing-duration>PT15M43S</meta:editing-duration>
    <meta:editing-cycles>5</meta:editing-cycles>
    <meta:generator>LibreOffice/7.3.5.2$Linux_X86_64 LibreOffice_project/184fe81b8c8c30d8b5082578aee2fed2ea847c01</meta:generator>
    <meta:document-statistic meta:table-count="1" meta:image-count="0" meta:object-count="0" meta:page-count="1" meta:paragraph-count="39" meta:word-count="89" meta:character-count="448" meta:non-whitespace-character-count="397"/>
  </office:meta>
</office:document-meta>
</file>